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76D0000018EC34F0F3C.svm" manifest:media-type=""/>
  <manifest:file-entry manifest:full-path="Pictures/20000001000001DA000001292337D8EF.svm" manifest:media-type=""/>
  <manifest:file-entry manifest:full-path="Pictures/2000000100000265000001318C47C9C1.svm" manifest:media-type=""/>
  <manifest:file-entry manifest:full-path="Pictures/10000000000000200000002000309F1C.png" manifest:media-type="image/png"/>
  <manifest:file-entry manifest:full-path="Pictures/200000010000072A00000135100BB12D.svm" manifest:media-type=""/>
  <manifest:file-entry manifest:full-path="Pictures/200000010000060A00000131204D2E70.svm" manifest:media-type=""/>
  <manifest:file-entry manifest:full-path="Pictures/20000002000000AF000000C77A44E34E.eps" manifest:media-type=""/>
  <manifest:file-entry manifest:full-path="Pictures/20000001000000FA000000D8AB97C17A.svm" manifest:media-type=""/>
  <manifest:file-entry manifest:full-path="Pictures/2000000100000153000000D433F21394.svm" manifest:media-type=""/>
  <manifest:file-entry manifest:full-path="Pictures/20000001000001DE000000FAEEBF83FD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\SI{5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v_L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V_{GG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v_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k_p=\SI{2}{\milli \ampere \per \volt \square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I_{SD}=\SI{1}{\milli \amper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{t}=\SI{-1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3.126cm" svg:height="3.555cm" svg:x="3.162cm" svg:y="0.603cm">
          <draw:image xlink:href="Pictures/20000002000000AF000000C77A44E34E.eps" xlink:type="simple" xlink:show="embed" xlink:actuate="onLoad">
            <text:p/>
          </draw:image>
        </draw:frame>
        <draw:frame draw:style-name="gr2" draw:text-style-name="P1" draw:layer="layout" svg:width="0.572cm" svg:height="0.299cm" svg:x="5.583cm" svg:y="0.323cm">
          <draw:image xlink:href="Pictures/20000001000001DE000000FAEEBF83FD.svm" xlink:type="simple" xlink:show="embed" xlink:actuate="onLoad">
            <text:p/>
          </draw:image>
        </draw:frame>
        <draw:frame draw:style-name="gr3" draw:text-style-name="P1" draw:layer="layout" svg:width="0.406cm" svg:height="0.253cm" svg:x="6.365cm" svg:y="2.161cm">
          <draw:image xlink:href="Pictures/2000000100000153000000D433F21394.svm" xlink:type="simple" xlink:show="embed" xlink:actuate="onLoad">
            <text:p/>
          </draw:image>
        </draw:frame>
        <draw:frame draw:style-name="gr4" draw:text-style-name="P1" draw:layer="layout" svg:width="0.734cm" svg:height="0.365cm" svg:x="2.383cm" svg:y="2.936cm">
          <draw:image xlink:href="Pictures/2000000100000265000001318C47C9C1.svm" xlink:type="simple" xlink:show="embed" xlink:actuate="onLoad">
            <text:p/>
          </draw:image>
        </draw:frame>
        <draw:frame draw:style-name="gr5" draw:text-style-name="P1" draw:layer="layout" svg:width="0.299cm" svg:height="0.258cm" svg:x="2.847cm" svg:y="1.951cm">
          <draw:image xlink:href="Pictures/20000001000000FA000000D8AB97C17A.svm" xlink:type="simple" xlink:show="embed" xlink:actuate="onLoad">
            <text:p/>
          </draw:image>
        </draw:frame>
        <draw:frame draw:style-name="gr6" draw:text-style-name="P1" draw:layer="layout" svg:width="2.28cm" svg:height="0.476cm" svg:x="7.053cm" svg:y="0.368cm">
          <draw:image xlink:href="Pictures/200000010000076D0000018EC34F0F3C.svm" xlink:type="simple" xlink:show="embed" xlink:actuate="onLoad">
            <text:p/>
          </draw:image>
        </draw:frame>
        <draw:frame draw:style-name="gr7" draw:text-style-name="P1" draw:layer="layout" svg:width="2.2cm" svg:height="0.37cm" svg:x="7.053cm" svg:y="1.631cm">
          <draw:image xlink:href="Pictures/200000010000072A00000135100BB12D.svm" xlink:type="simple" xlink:show="embed" xlink:actuate="onLoad">
            <text:p/>
          </draw:image>
        </draw:frame>
        <draw:frame draw:style-name="gr8" draw:text-style-name="P1" draw:layer="layout" svg:width="1.854cm" svg:height="0.365cm" svg:x="7.053cm" svg:y="1.046cm">
          <draw:image xlink:href="Pictures/200000010000060A00000131204D2E70.svm" xlink:type="simple" xlink:show="embed" xlink:actuate="onLoad">
            <text:p/>
          </draw:image>
        </draw:frame>
        <draw:frame draw:style-name="gr9" draw:text-style-name="P1" draw:layer="layout" svg:width="0.568cm" svg:height="0.355cm" svg:x="6.151cm" svg:y="2.828cm">
          <draw:image xlink:href="Pictures/20000001000001DA000001292337D8EF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5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8-18T11:39:19</meta:creation-date>
    <meta:editing-duration>PT32M26S</meta:editing-duration>
    <meta:editing-cycles>5</meta:editing-cycles>
    <meta:generator>LibreOffice/3.3$Linux LibreOffice_project/330m19$Build-401</meta:generator>
    <dc:title>kkkFigures</dc:title>
    <meta:initial-creator>kkk </meta:initial-creator>
    <dc:date>2014-08-18T12:11:43</dc:date>
    <dc:creator>kkk </dc:creator>
    <meta:document-statistic meta:object-count="9"/>
    <meta:template xlink:type="simple" xlink:actuate="onRequest" xlink:title="kkkFigures" xlink:href="../../../../../.libreoffice/3/user/template/kkkFigures.otg" meta:date="2014-08-18T11:39:18"/>
  </office:meta>
</office:document-meta>
</file>